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draw:marker-start="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width="0.102cm" draw:marker-start="Arrow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="Arrow" draw:marker-start-width="0.352cm" draw:marker-end="" draw:marker-end-width="0.352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="Arrow" draw:marker-start-width="0.352cm" draw:marker-end-width="0.352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1pt" style:font-size-asian="11pt" style:font-size-complex="11pt"/>
    </style:style>
    <style:style style:name="P3" style:family="paragraph">
      <style:paragraph-properties fo:text-align="center"/>
      <style:text-properties fo:color="#ffffff" fo:font-size="10.5pt" style:font-size-asian="10.5pt" style:font-size-complex="10.5pt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color="#ffffff" fo:font-size="10.5pt" style:font-size-asian="10.5pt" style:font-size-complex="10.5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Times New Roman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18cm" svg:height="1.016cm" svg:x="7.477cm" svg:y="1cm">
          <text:p text:style-name="P1"><text:span text:style-name="T1">Prijavljivanje na si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3.81cm" svg:height="0.889cm" svg:x="10.525cm" svg:y="2.524cm">
          <text:p text:style-name="P1"><text:span text:style-name="T2">Prva registracij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715cm" svg:height="1.143cm" svg:x="2.778cm" svg:y="2.397cm">
          <text:p text:style-name="P1"><text:span text:style-name="T1">Unos </text:span><text:span text:style-name="T3">lozinke</text:span><text:span text:style-name="T1"> </text:span></text:p>
          <text:p text:style-name="P1"><text:span text:style-name="T1">u slučaju naloga bez lozink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318cm" svg:height="1.016cm" svg:x="2.524cm" svg:y="4.81cm">
          <text:p text:style-name="P1"><text:span text:style-name="T1">Administ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318cm" svg:height="1.016cm" svg:x="12.176cm" svg:y="4.81cm">
          <text:p text:style-name="P1"><text:span text:style-name="T1">Op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318cm" svg:height="1.016cm" svg:x="4.429cm" svg:y="12.557cm">
          <text:p text:style-name="P1"><text:span text:style-name="T1">Upravljanje korisnicim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318cm" svg:height="1.016cm" svg:x="5.599cm" svg:y="6.837cm">
          <text:p text:style-name="P1"><text:span text:style-name="T1">Moji podac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318cm" svg:height="1.016cm" svg:x="10.271cm" svg:y="6.842cm">
          <text:p text:style-name="P1"><text:span text:style-name="T1">Odjavljivanj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318cm" svg:height="1.016cm" svg:x="4.048cm" svg:y="8.62cm">
          <text:p text:style-name="P1"><text:span text:style-name="T1">Ažuriranje podata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318cm" svg:height="1.016cm" svg:x="4.048cm" svg:y="10.017cm">
          <text:p text:style-name="P1"><text:span text:style-name="T1">Promena lozink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.547cm" svg:x1="14.589cm" svg:y1="7.35cm" svg:x2="11.795cm" svg:y2="1.508cm" draw:start-shape="id1" draw:start-glue-point="1" draw:end-shape="id2" draw:end-glue-point="1" svg:d="M14589 7350h3048v-5842h-5842" svg:viewBox="0 0 5843 5843">
          <text:p/>
        </draw:connector>
        <draw:connector draw:style-name="gr3" draw:text-style-name="P1" xml:id="id5" draw:id="id5" draw:layer="layout" svg:x1="9.636cm" svg:y1="2.016cm" svg:x2="8.493cm" svg:y2="2.968cm" draw:start-shape="id2" draw:start-glue-point="2" draw:end-shape="id3" draw:end-glue-point="1" svg:d="M9636 2016v952h-1143" svg:viewBox="0 0 1144 953">
          <text:p/>
        </draw:connector>
        <draw:connector draw:style-name="gr3" draw:text-style-name="P1" draw:layer="layout" svg:x1="10.525cm" svg:y1="2.968cm" svg:x2="9.636cm" svg:y2="2.968cm" draw:start-shape="id4" draw:start-glue-point="3" draw:end-shape="id5" draw:end-glue-point="0" svg:d="M10525 2968h-889" svg:viewBox="0 0 890 1">
          <text:p/>
        </draw:connector>
        <draw:connector draw:style-name="gr3" draw:text-style-name="P1" draw:layer="layout" svg:x1="4.683cm" svg:y1="4.81cm" svg:x2="9.636cm" svg:y2="2.968cm" draw:start-shape="id6" draw:start-glue-point="0" draw:end-shape="id5" draw:end-glue-point="0" svg:d="M4683 4810v-896h4953v-946" svg:viewBox="0 0 4954 1843">
          <text:p/>
        </draw:connector>
        <draw:connector draw:style-name="gr3" draw:text-style-name="P1" draw:layer="layout" draw:line-skew="-0.179cm" svg:x1="14.335cm" svg:y1="4.81cm" svg:x2="9.657cm" svg:y2="3.89cm" draw:start-shape="id7" draw:start-glue-point="0" svg:d="M14335 4810v-889h-4678v-31" svg:viewBox="0 0 4679 921">
          <text:p/>
        </draw:connector>
        <draw:connector draw:style-name="gr3" draw:text-style-name="P1" draw:layer="layout" draw:line-skew="0.388cm -0.762cm" svg:x1="8.366cm" svg:y1="10.525cm" svg:x2="7.758cm" svg:y2="7.853cm" draw:start-shape="id8" draw:start-glue-point="1" draw:end-shape="id9" draw:end-glue-point="2" svg:d="M8366 10525h889v-2352h-1497v-320" svg:viewBox="0 0 1498 2673">
          <text:p/>
        </draw:connector>
        <draw:connector draw:style-name="gr3" draw:text-style-name="P1" draw:layer="layout" draw:line-skew="0.204cm" svg:x1="8.366cm" svg:y1="9.128cm" svg:x2="9.234cm" svg:y2="9.446cm" draw:start-shape="id10" draw:start-glue-point="1" svg:d="M8366 9128h889v318h-21" svg:viewBox="0 0 890 319">
          <text:p/>
        </draw:connector>
        <draw:custom-shape draw:style-name="gr1" draw:text-style-name="P2" xml:id="id14" draw:id="id14" draw:layer="layout" svg:width="4.318cm" svg:height="1.016cm" svg:x="1.127cm" svg:y="15.224cm">
          <text:p text:style-name="P1"><text:span text:style-name="T1">Pretraga korisni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4.318cm" svg:height="1.016cm" svg:x="1.127cm" svg:y="16.494cm">
          <text:p text:style-name="P1"><text:span text:style-name="T1">Dodavanje korisni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.318cm" svg:height="1.016cm" svg:x="1.127cm" svg:y="17.764cm">
          <text:p text:style-name="P1"><text:span text:style-name="T1">Izmena korisni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.318cm" svg:height="1.016cm" svg:x="1.127cm" svg:y="19.034cm">
          <text:p text:style-name="P1"><text:span text:style-name="T1">Brisanje korisni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.318cm" svg:height="1.016cm" svg:x="1.127cm" svg:y="13.954cm">
          <text:p text:style-name="P1"><text:span text:style-name="T1">Pregled korisni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xml:id="id12" draw:id="id12" draw:layer="layout" draw:line-skew="-1.209cm" svg:x1="4.683cm" svg:y1="5.826cm" svg:x2="1.905cm" svg:y2="10.028cm" draw:start-shape="id6" draw:start-glue-point="2" svg:d="M4683 5826v1143h-2778v3059" svg:viewBox="0 0 2779 4203">
          <text:p/>
        </draw:connector>
        <draw:connector draw:style-name="gr3" draw:text-style-name="P1" draw:layer="layout" draw:line-skew="0.756cm" svg:x1="6.588cm" svg:y1="12.557cm" svg:x2="1.905cm" svg:y2="10.028cm" draw:start-shape="id11" draw:start-glue-point="0" draw:end-shape="id12" draw:end-glue-point="3" svg:d="M6588 12557v-483h-4683v-2046" svg:viewBox="0 0 4684 2530">
          <text:p/>
        </draw:connector>
        <draw:connector draw:style-name="gr3" draw:text-style-name="P1" xml:id="id15" draw:id="id15" draw:layer="layout" svg:x1="6.588cm" svg:y1="13.573cm" svg:x2="5.445cm" svg:y2="14.462cm" draw:start-shape="id11" draw:start-glue-point="2" draw:end-shape="id13" draw:end-glue-point="1" svg:d="M6588 13573v889h-1143" svg:viewBox="0 0 1144 890">
          <text:p/>
        </draw:connector>
        <draw:connector draw:style-name="gr3" draw:text-style-name="P1" xml:id="id17" draw:id="id17" draw:layer="layout" svg:x1="5.445cm" svg:y1="15.732cm" svg:x2="6.588cm" svg:y2="14.462cm" draw:start-shape="id14" draw:start-glue-point="1" draw:end-shape="id15" draw:end-glue-point="0" svg:d="M5445 15732h1143v-1270" svg:viewBox="0 0 1144 1271">
          <text:p/>
        </draw:connector>
        <draw:connector draw:style-name="gr3" draw:text-style-name="P1" xml:id="id19" draw:id="id19" draw:layer="layout" svg:x1="5.445cm" svg:y1="17.002cm" svg:x2="6.588cm" svg:y2="15.732cm" draw:start-shape="id16" draw:start-glue-point="1" draw:end-shape="id17" draw:end-glue-point="0" svg:d="M5445 17002h1143v-1270" svg:viewBox="0 0 1144 1271">
          <text:p/>
        </draw:connector>
        <draw:connector draw:style-name="gr3" draw:text-style-name="P1" xml:id="id21" draw:id="id21" draw:layer="layout" svg:x1="5.445cm" svg:y1="18.272cm" svg:x2="6.588cm" svg:y2="17.002cm" draw:start-shape="id18" draw:start-glue-point="1" draw:end-shape="id19" draw:end-glue-point="0" svg:d="M5445 18272h1143v-1270" svg:viewBox="0 0 1144 1271">
          <text:p/>
        </draw:connector>
        <draw:connector draw:style-name="gr3" draw:text-style-name="P1" draw:layer="layout" svg:x1="5.445cm" svg:y1="19.542cm" svg:x2="6.588cm" svg:y2="18.272cm" draw:start-shape="id20" draw:start-glue-point="1" draw:end-shape="id21" draw:end-glue-point="0" svg:d="M5445 19542h1143v-1270" svg:viewBox="0 0 1144 1271">
          <text:p/>
        </draw:connector>
        <draw:connector draw:style-name="gr3" draw:text-style-name="P1" draw:layer="layout" draw:line-skew="-0.127cm" svg:x1="12.43cm" svg:y1="6.842cm" svg:x2="14.335cm" svg:y2="5.826cm" draw:start-shape="id1" draw:start-glue-point="0" draw:end-shape="id7" draw:end-glue-point="2" svg:d="M12430 6842v-635h1905v-381" svg:viewBox="0 0 1906 1017">
          <text:p/>
        </draw:connector>
        <draw:connector draw:style-name="gr3" draw:text-style-name="P1" draw:layer="layout" draw:line-skew="0.516cm" svg:x1="7.758cm" svg:y1="6.837cm" svg:x2="12.435cm" svg:y2="6.192cm" draw:start-shape="id9" draw:start-glue-point="0" draw:end-shape="id22" draw:end-glue-point="3" svg:d="M7758 6837v-630h4677v-15" svg:viewBox="0 0 4678 646">
          <text:p/>
        </draw:connector>
        <draw:connector draw:style-name="gr4" draw:text-style-name="P1" xml:id="id22" draw:id="id22" draw:layer="layout" svg:x1="12.43cm" svg:y1="6.842cm" svg:x2="12.435cm" svg:y2="6.192cm" draw:start-shape="id1" draw:start-glue-point="0" svg:d="M12430 6842v-575h5v-75" svg:viewBox="0 0 6 651">
          <text:p/>
        </draw:connector>
        <draw:connector draw:style-name="gr4" draw:text-style-name="P1" xml:id="id23" draw:id="id23" draw:layer="layout" svg:x1="4.683cm" svg:y1="5.826cm" svg:x2="4.709cm" svg:y2="6.35cm" draw:start-shape="id6" draw:start-glue-point="2" svg:d="M4683 5826v513h26v11" svg:viewBox="0 0 27 525">
          <text:p/>
        </draw:connector>
        <draw:connector draw:style-name="gr3" draw:text-style-name="P1" draw:layer="layout" draw:line-skew="0.882cm 0.501cm" svg:x1="7.758cm" svg:y1="6.837cm" svg:x2="4.709cm" svg:y2="6.35cm" draw:start-shape="id9" draw:start-glue-point="0" draw:end-shape="id23" draw:end-glue-point="3" svg:d="M7758 6837v-630h-3075v644h26v-501" svg:viewBox="0 0 3076 645">
          <text:p/>
        </draw:connector>
        <draw:custom-shape draw:style-name="gr1" draw:text-style-name="P2" xml:id="id24" draw:id="id24" draw:layer="layout" svg:width="4.953cm" svg:height="1.016cm" svg:x="12.176cm" svg:y="11.16cm">
          <text:p text:style-name="P1"><text:span text:style-name="T1">Upravljanje dokumentim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588cm" svg:y1="12.557cm" svg:x2="12.176cm" svg:y2="11.668cm" draw:start-shape="id11" draw:start-glue-point="0" draw:end-shape="id24" draw:end-glue-point="3" svg:d="M6588 12557v-889h5588" svg:viewBox="0 0 5589 890">
          <text:p/>
        </draw:connector>
        <draw:connector draw:style-name="gr6" draw:text-style-name="P1" draw:layer="layout" svg:x1="14.652cm" svg:y1="11.16cm" svg:x2="16.378cm" svg:y2="6.641cm" draw:start-shape="id24" draw:start-glue-point="0" draw:end-shape="id25" draw:end-glue-point="3" svg:d="M14652 11160v-2234h1726v-2285" svg:viewBox="0 0 1727 4520">
          <text:p/>
        </draw:connector>
        <draw:connector draw:style-name="gr3" draw:text-style-name="P1" xml:id="id25" draw:id="id25" draw:layer="layout" draw:line-skew="-0.277cm" svg:x1="14.335cm" svg:y1="5.826cm" svg:x2="16.378cm" svg:y2="6.641cm" draw:start-shape="id7" draw:start-glue-point="2" svg:d="M14335 5826v381h2043v434" svg:viewBox="0 0 2044 816">
          <text:p/>
        </draw:connector>
        <draw:custom-shape draw:style-name="gr1" draw:text-style-name="P2" xml:id="id44" draw:id="id44" draw:layer="layout" svg:width="2.667cm" svg:height="1.016cm" svg:x="12.176cm" svg:y="13.192cm">
          <text:p text:style-name="P1"><text:span text:style-name="T1">Pregled </text:span></text:p>
          <text:p text:style-name="P1"><text:span text:style-name="T1">dokumen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5.207cm" svg:height="1.016cm" svg:x="12.938cm" svg:y="15.478cm">
          <text:p text:style-name="P1"><text:span text:style-name="T1">Pregled detalja dokumen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2.159cm" svg:height="1.016cm" svg:x="9.763cm" svg:y="13.192cm">
          <text:p text:style-name="P1"><text:span text:style-name="T1">Dodavanje </text:span></text:p>
          <text:p text:style-name="P1"><text:span text:style-name="T1">dokumen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4.318cm" svg:height="1.016cm" svg:x="16.272cm" svg:y="19.034cm">
          <text:p text:style-name="P1"><text:span text:style-name="T1">Otvaranje dokumen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4.318cm" svg:height="1.016cm" svg:x="16.24cm" svg:y="16.875cm">
          <text:p text:style-name="P1"><text:span text:style-name="T1">Zatvaranje dokumen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8" draw:id="id28" draw:layer="layout" svg:width="2.953cm" svg:height="0.508cm" svg:x="17.637cm" svg:y="20.558cm">
          <text:p text:style-name="P1"><text:span text:style-name="T2">Čitanje i Pisanj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0" draw:id="id30" draw:layer="layout" svg:width="1.81cm" svg:height="0.508cm" svg:x="18.78cm" svg:y="21.193cm">
          <text:p text:style-name="P1"><text:span text:style-name="T2">Čitanj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4.318cm" svg:height="1.016cm" svg:x="16.293cm" svg:y="23.098cm">
          <text:p text:style-name="P1"><text:span text:style-name="T1">Arhiviranje dokumen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6" draw:id="id26" draw:layer="layout" svg:width="2.54cm" svg:height="0.508cm" svg:x="18.05cm" svg:y="18.399cm">
          <text:p text:style-name="P1"><text:span text:style-name="T2">Nova verzij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4.318cm" svg:height="1.016cm" svg:x="16.272cm" svg:y="21.828cm">
          <text:p text:style-name="P1"><text:span text:style-name="T1">Brisanje dokument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2.025cm -1.263cm" svg:x1="18.05cm" svg:y1="18.653cm" svg:x2="18.399cm" svg:y2="17.891cm" draw:start-shape="id26" draw:start-glue-point="3" draw:end-shape="id27" draw:end-glue-point="2" svg:d="M18050 18653h-286v-508h635v-254" svg:viewBox="0 0 636 763">
          <text:p/>
        </draw:connector>
        <draw:connector draw:style-name="gr3" draw:text-style-name="P1" draw:layer="layout" draw:line-skew="1.612cm -1.263cm" svg:x1="17.637cm" svg:y1="20.812cm" svg:x2="18.431cm" svg:y2="20.05cm" draw:start-shape="id28" draw:start-glue-point="3" draw:end-shape="id29" draw:end-glue-point="2" svg:d="M17637 20812h-254v-508h1048v-254" svg:viewBox="0 0 1049 763">
          <text:p/>
        </draw:connector>
        <draw:connector draw:style-name="gr3" draw:text-style-name="P1" draw:layer="layout" draw:line-skew="0.248cm" svg:x1="18.78cm" svg:y1="21.447cm" svg:x2="17.637cm" svg:y2="20.812cm" draw:start-shape="id30" draw:start-glue-point="3" draw:end-shape="id28" draw:end-glue-point="3" svg:d="M18780 21447h-1397v-635h254" svg:viewBox="0 0 1398 636">
          <text:p/>
        </draw:connector>
        <draw:connector draw:style-name="gr3" draw:text-style-name="P1" xml:id="id32" draw:id="id32" draw:layer="layout" svg:x1="16.24cm" svg:y1="17.383cm" svg:x2="15.541cm" svg:y2="16.494cm" draw:start-shape="id27" draw:start-glue-point="3" draw:end-shape="id31" draw:end-glue-point="2" svg:d="M16240 17383h-699v-889" svg:viewBox="0 0 700 890">
          <text:p/>
        </draw:connector>
        <draw:connector draw:style-name="gr3" draw:text-style-name="P1" xml:id="id34" draw:id="id34" draw:layer="layout" svg:x1="16.272cm" svg:y1="19.542cm" svg:x2="15.541cm" svg:y2="17.383cm" draw:start-shape="id29" draw:start-glue-point="3" draw:end-shape="id32" draw:end-glue-point="0" svg:d="M16272 19542h-731v-2159" svg:viewBox="0 0 732 2160">
          <text:p/>
        </draw:connector>
        <draw:connector draw:style-name="gr3" draw:text-style-name="P1" xml:id="id36" draw:id="id36" draw:layer="layout" svg:x1="16.272cm" svg:y1="22.336cm" svg:x2="15.541cm" svg:y2="19.542cm" draw:start-shape="id33" draw:start-glue-point="3" draw:end-shape="id34" draw:end-glue-point="0" svg:d="M16272 22336h-731v-2794" svg:viewBox="0 0 732 2795">
          <text:p/>
        </draw:connector>
        <draw:connector draw:style-name="gr3" draw:text-style-name="P1" xml:id="id40" draw:id="id40" draw:layer="layout" svg:x1="16.293cm" svg:y1="23.606cm" svg:x2="15.541cm" svg:y2="22.336cm" draw:start-shape="id35" draw:start-glue-point="3" draw:end-shape="id36" draw:end-glue-point="0" svg:d="M16293 23606h-752v-1270" svg:viewBox="0 0 753 1271">
          <text:p/>
        </draw:connector>
        <draw:custom-shape draw:style-name="gr1" draw:text-style-name="P2" xml:id="id45" draw:id="id45" draw:layer="layout" svg:width="2.159cm" svg:height="1.016cm" svg:x="15.097cm" svg:y="13.192cm">
          <text:p text:style-name="P1"><text:span text:style-name="T1">Pretraga </text:span></text:p>
          <text:p text:style-name="P1"><text:span text:style-name="T1">dokumen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3.175cm" svg:height="1.524cm" svg:x="7.858cm" svg:y="15.478cm">
          <text:p text:style-name="P1"><text:span text:style-name="T1">Deljenje </text:span></text:p>
          <text:p text:style-name="P1"><text:span text:style-name="T1">dokumenta</text:span></text:p>
          <text:p text:style-name="P1"><text:span text:style-name="T1">sa korisnicim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2.667cm" svg:height="1.778cm" svg:x="11.414cm" svg:y="17.129cm">
          <text:p text:style-name="P1"><text:span text:style-name="T1">Izmena </text:span></text:p>
          <text:p text:style-name="P1"><text:span text:style-name="T1">informacija</text:span></text:p>
          <text:p text:style-name="P1"><text:span text:style-name="T1">dokumen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2.667cm" svg:height="1.778cm" svg:x="11.414cm" svg:y="19.161cm">
          <text:p text:style-name="P1"><text:span text:style-name="T1">Pregled </text:span></text:p>
          <text:p text:style-name="P1"><text:span text:style-name="T1">verzija</text:span></text:p>
          <text:p text:style-name="P1"><text:span text:style-name="T1">dokument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184cm" svg:x1="14.081cm" svg:y1="20.05cm" svg:x2="15.541cm" svg:y2="17.383cm" draw:start-shape="id37" draw:start-glue-point="1" draw:end-shape="id32" draw:end-glue-point="0" svg:d="M14081 20050h889v-2667h571" svg:viewBox="0 0 1461 2668">
          <text:p/>
        </draw:connector>
        <draw:connector draw:style-name="gr3" draw:text-style-name="P1" draw:layer="layout" draw:line-skew="0.184cm" svg:x1="14.081cm" svg:y1="18.018cm" svg:x2="15.541cm" svg:y2="17.383cm" draw:start-shape="id38" draw:start-glue-point="1" draw:end-shape="id32" draw:end-glue-point="0" svg:d="M14081 18018h889v-635h571" svg:viewBox="0 0 1461 636">
          <text:p/>
        </draw:connector>
        <draw:custom-shape draw:style-name="gr1" draw:text-style-name="P2" xml:id="id41" draw:id="id41" draw:layer="layout" svg:width="2.286cm" svg:height="1.27cm" svg:x="7.985cm" svg:y="20.812cm">
          <text:p text:style-name="P1"><text:span text:style-name="T1">Pregled </text:span></text:p>
          <text:p text:style-name="P1"><text:span text:style-name="T1">verzije</text:span></text:p>
          <text:p text:style-name="P1"><text:span text:style-name="T1">dokumen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2.921cm" svg:height="1.778cm" svg:x="5.953cm" svg:y="23.606cm">
          <text:p text:style-name="P1"><text:span text:style-name="T1">Pregled</text:span></text:p>
          <text:p text:style-name="P1"><text:span text:style-name="T1"><text:s/></text:span><text:span text:style-name="T1">komentara </text:span></text:p>
          <text:p text:style-name="P1"><text:span text:style-name="T1">verzij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4.318cm" svg:height="1.016cm" svg:x="16.272cm" svg:y="24.368cm">
          <text:p text:style-name="P1"><text:span text:style-name="T1">Vraćanje dokumenta </text:span></text:p>
          <text:p text:style-name="P1"><text:span text:style-name="T1">iz arhiv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72cm" svg:y1="24.876cm" svg:x2="15.541cm" svg:y2="23.606cm" draw:start-shape="id39" draw:start-glue-point="3" draw:end-shape="id40" draw:end-glue-point="0" svg:d="M16272 24876h-731v-1270" svg:viewBox="0 0 732 1271">
          <text:p/>
        </draw:connector>
        <draw:connector draw:style-name="gr3" draw:text-style-name="P1" draw:layer="layout" svg:x1="10.271cm" svg:y1="21.447cm" svg:x2="12.747cm" svg:y2="20.939cm" draw:start-shape="id41" draw:start-glue-point="1" draw:end-shape="id37" draw:end-glue-point="2" svg:d="M10271 21447h2476v-508" svg:viewBox="0 0 2477 509">
          <text:p/>
        </draw:connector>
        <draw:custom-shape draw:style-name="gr1" draw:text-style-name="P2" xml:id="id42" draw:id="id42" draw:layer="layout" svg:width="2.159cm" svg:height="1.016cm" svg:x="17.51cm" svg:y="13.192cm">
          <text:p text:style-name="P1"><text:span text:style-name="T1">Filtiranje </text:span></text:p>
          <text:p text:style-name="P1"><text:span text:style-name="T1">dokumenat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127cm" svg:x1="14.652cm" svg:y1="12.176cm" svg:x2="18.589cm" svg:y2="13.192cm" draw:start-shape="id24" draw:start-glue-point="2" draw:end-shape="id42" draw:end-glue-point="0" svg:d="M14652 12176v381h3937v635" svg:viewBox="0 0 3938 1017">
          <text:p/>
        </draw:connector>
        <draw:connector draw:style-name="gr3" draw:text-style-name="P1" draw:layer="layout" draw:line-skew="-0.127cm" svg:x1="10.842cm" svg:y1="13.192cm" svg:x2="14.652cm" svg:y2="12.176cm" draw:start-shape="id43" draw:start-glue-point="0" draw:end-shape="id24" draw:end-glue-point="2" svg:d="M10842 13192v-635h3810v-381" svg:viewBox="0 0 3811 1017">
          <text:p/>
        </draw:connector>
        <draw:connector draw:style-name="gr3" draw:text-style-name="P1" draw:layer="layout" draw:line-skew="-0.127cm" svg:x1="13.509cm" svg:y1="13.192cm" svg:x2="14.652cm" svg:y2="12.176cm" draw:start-shape="id44" draw:start-glue-point="0" draw:end-shape="id24" draw:end-glue-point="2" svg:d="M13509 13192v-635h1143v-381" svg:viewBox="0 0 1144 1017">
          <text:p/>
        </draw:connector>
        <draw:connector draw:style-name="gr3" draw:text-style-name="P1" draw:layer="layout" draw:line-skew="-0.127cm" svg:x1="16.176cm" svg:y1="13.192cm" svg:x2="14.652cm" svg:y2="12.176cm" draw:start-shape="id45" draw:start-glue-point="0" draw:end-shape="id24" draw:end-glue-point="2" svg:d="M16176 13192v-635h-1524v-381" svg:viewBox="0 0 1525 1017">
          <text:p/>
        </draw:connector>
        <draw:connector draw:style-name="gr6" draw:text-style-name="P1" draw:layer="layout" svg:x1="7.413cm" svg:y1="23.606cm" svg:x2="9.128cm" svg:y2="22.082cm" draw:start-shape="id46" draw:start-glue-point="0" draw:end-shape="id41" draw:end-glue-point="2" svg:d="M7413 23606v-762h1715v-762" svg:viewBox="0 0 1716 1525">
          <text:p/>
        </draw:connector>
        <draw:connector draw:style-name="gr2" draw:text-style-name="P1" draw:layer="layout" svg:x1="11.414cm" svg:y1="18.018cm" svg:x2="9.445cm" svg:y2="17.002cm" draw:start-shape="id38" draw:start-glue-point="3" draw:end-shape="id47" draw:end-glue-point="2" svg:d="M11414 18018h-1969v-1016" svg:viewBox="0 0 1970 1017">
          <text:p/>
        </draw:connector>
        <draw:connector draw:style-name="gr7" draw:text-style-name="P1" draw:layer="layout" svg:x1="10.842cm" svg:y1="14.208cm" svg:x2="9.445cm" svg:y2="15.478cm" draw:start-shape="id43" draw:start-glue-point="2" draw:end-shape="id47" draw:end-glue-point="0" svg:d="M10842 14208v635h-1397v635" svg:viewBox="0 0 1398 1271">
          <text:p/>
        </draw:connector>
        <draw:custom-shape draw:style-name="gr1" draw:text-style-name="P2" xml:id="id49" draw:id="id49" draw:layer="layout" svg:width="2.921cm" svg:height="1.778cm" svg:x="1.381cm" svg:y="23.606cm">
          <text:p text:style-name="P1"><text:span text:style-name="T1">Ostavljanje </text:span></text:p>
          <text:p text:style-name="P1"><text:span text:style-name="T1">komenta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2.921cm" svg:height="1.778cm" svg:x="9.001cm" svg:y="23.606cm">
          <text:p text:style-name="P1"><text:span text:style-name="T1">Otvaranje </text:span></text:p>
          <text:p text:style-name="P1"><text:span text:style-name="T1">verzij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461cm" svg:y1="23.606cm" svg:x2="9.128cm" svg:y2="22.082cm" draw:start-shape="id48" draw:start-glue-point="0" draw:end-shape="id41" draw:end-glue-point="2" svg:d="M10461 23606v-762h-1333v-762" svg:viewBox="0 0 1334 1525">
          <text:p/>
        </draw:connector>
        <draw:connector draw:style-name="gr2" draw:text-style-name="P1" draw:layer="layout" svg:x1="5.953cm" svg:y1="24.495cm" svg:x2="4.302cm" svg:y2="24.495cm" draw:start-shape="id46" draw:start-glue-point="3" draw:end-shape="id49" draw:end-glue-point="1" svg:d="M5953 24495h-1651" svg:viewBox="0 0 165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9:20:01.010000000</meta:creation-date>
    <dc:date>2014-12-07T15:51:37.008000000</dc:date>
    <meta:editing-duration>PT2H21M34S</meta:editing-duration>
    <meta:editing-cycles>7</meta:editing-cycles>
    <meta:generator>LibreOffice/4.2.5.2$Windows_x86 LibreOffice_project/6ff819b65674ae6c83f3cbab9e4a4c2b292a7a94</meta:generator>
    <meta:document-statistic meta:object-count="78"/>
  </office:meta>
</office:document-meta>
</file>